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635cm" svg:x="0.5cm" svg:y="0.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5cm" svg:y1="2.405cm" svg:x2="0.5cm" svg:y2="6.85cm">
          <text:p/>
        </draw:line>
        <draw:frame draw:style-name="gr3" draw:text-style-name="P5" draw:layer="layout" svg:width="6.35cm" svg:height="3.095cm" svg:x="0.5cm" svg:y="3.129cm">
          <draw:text-box>
            <text:p text:style-name="P4"><text:span text:style-name="T2">addr</text:span></text:p>
            <text:p text:style-name="P4"><text:span text:style-name="T2">address</text:span></text:p>
            <text:p text:style-name="P4"><text:span text:style-name="T2">alias</text:span></text:p>
            <text:p text:style-name="P4"><text:span text:style-name="T2">name</text:span></text:p>
            <text:p text:style-name="P4"><text:span text:style-name="T2">init</text:span></text:p>
            <text:p text:style-name="P4"><text:span text:style-name="T2">makeStem</text:span></text:p>
          </draw:text-box>
        </draw:frame>
        <draw:line draw:style-name="gr2" draw:text-style-name="P3" draw:layer="layout" svg:x1="6.85cm" svg:y1="6.85cm" svg:x2="0.5cm" svg:y2="6.85cm">
          <text:p/>
        </draw:line>
        <draw:custom-shape draw:style-name="gr1" draw:text-style-name="P2" draw:layer="layout" svg:width="6.35cm" svg:height="0.635cm" svg:x="0.5cm" svg:y="1.77cm">
          <text:p text:style-name="P1"><text:span text:style-name="T1">HostInfo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675cm" svg:y1="1.135cm" svg:x2="3.675cm" svg:y2="1.77cm">
          <text:p/>
        </draw:line>
        <draw:line draw:style-name="gr2" draw:text-style-name="P3" draw:layer="layout" svg:x1="6.85cm" svg:y1="2.405cm" svg:x2="6.85cm" svg:y2="6.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7.35cm" fo:page-height="7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09T09:00:28.74</dc:date>
    <meta:editing-cycles>17</meta:editing-cycles>
    <meta:editing-duration>PT00H55M57S</meta:editing-duration>
    <meta:document-statistic meta:object-count="7"/>
    <meta:user-defined meta:name="Info 1"/>
    <meta:user-defined meta:name="Info 2"/>
    <meta:user-defined meta:name="Info 3"/>
    <meta:user-defined meta:name="Info 4"/>
  </office:meta>
</office:document-meta>
</file>